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3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9">2. Entrega “C</text:span><text:a xlink:type="simple" xlink:href="#_vyhbfp4t666x" text:style-name="Index_20_Link" text:visited-style-name="Index_20_Link"><text:span text:style-name="T9">aso práctico 1</text:span></text:a><text:span text:style-name="T9">”<text:tab/>3</text:span></text:p>
          <text:p text:style-name="P13"><text:span text:style-name="T9">3. Entrega “</text:span><text:a xlink:type="simple" xlink:href="#_pl6aj0jxol2r" text:style-name="Index_20_Link" text:visited-style-name="Index_20_Link"><text:span text:style-name="T9">Caso práctico 2</text:span></text:a><text:span text:style-name="T9">”<text:tab/>3</text:span></text:p>
          <text:p text:style-name="P14"><text:span text:style-name="T9">4. Entrega “</text:span><text:a xlink:type="simple" xlink:href="#_cx3u8gtl8wiv" text:style-name="Index_20_Link" text:visited-style-name="Index_20_Link"><text:span text:style-name="T9">Caso práctico 3</text:span></text:a><text:span text:style-name="T9">”<text:tab/>3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6">UD03. Actividades entregables</text:span></text:p>
      <text:list xml:id="list4146534040" text:style-name="WWNum1">
        <text:list-item>
          <text:p text:style-name="P23"><text:bookmark text:name="_dbh0n1vac4c8"/>Introducción</text:p>
        </text:list-item>
      </text:list>
      <text:p text:style-name="P10">En esta unidad debes entregar un PDF/ODT <text:span text:style-name="T19">donde elijas 2 de los 3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Solo 2 de los 3 casos prácticos!</text:span> :)</text:p>
      <text:list xml:id="list70803336083613" text:continue-numbering="true" text:style-name="WWNum1">
        <text:list-item>
          <text:p text:style-name="P23"><text:bookmark text:name="_vyhbfp4t666x"/>Entrega “Caso práctico 1”</text:p>
        </text:list-item>
      </text:list>
      <text:p text:style-name="P10"><text:soft-page-break/>Adjunta una captura donde se observe que estás dentro del contenedor y se han creado 10 carpetas en “/root”. Tras ello, adjunta una captura donde se observe que se ha ejecutado el script propuesto para la corrección automática.</text:p>
      <text:list xml:id="list70803495719002" text:continue-numbering="true" text:style-name="WWNum1">
        <text:list-item>
          <text:p text:style-name="P23"><text:bookmark text:name="_pl6aj0jxol2r"/>Entrega “Caso práctico 2”</text:p>
        </text:list-item>
      </text:list>
      <text:p text:style-name="P10">Captura final del navegador donde se observe que Wordpress está funcionando.</text:p>
      <text:list xml:id="list70802843486338" text:continue-numbering="true" text:style-name="WWNum1">
        <text:list-item>
          <text:p text:style-name="P23"><text:bookmark text:name="_cx3u8gtl8wiv"/>Entrega “Caso práctico 3”</text:p>
        </text:list-item>
      </text:list>
      <text:p text:style-name="P10">Captura final del navegador accediendo a la interfaz gráfica mediante el cliente NoV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Actividades entregables</text:span></text:p>
      </style:header>
      <style:footer>
        <text:p text:style-name="MP4"><text:span text:style-name="MT1">Curso Introducción a Docker<text:tab/><text:tab/>UD03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52" meta:character-count="1547" meta:non-whitespace-character-count="1318"/>
    <meta:generator>LibreOfficeDev/6.0.5.2$Linux_X86_64 LibreOffice_project/</meta:generator>
  </office:meta>
</office:document-meta>
</file>